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officeooo:paragraph-rsid="0019e709" fo:hyphenate="true" fo:hyphenation-remain-char-count="2" fo:hyphenation-push-char-count="2"/>
    </style:style>
    <style:style style:name="P2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officeooo:paragraph-rsid="0009dc77" fo:hyphenate="true" fo:hyphenation-remain-char-count="2" fo:hyphenation-push-char-count="2"/>
    </style:style>
    <style:style style:name="P3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4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09dc77" style:font-size-asian="10pt" style:font-weight-asian="bold" style:font-name-complex="Arial1" style:font-size-complex="10pt" fo:hyphenate="true" fo:hyphenation-remain-char-count="2" fo:hyphenation-push-char-count="2"/>
    </style:style>
    <style:style style:name="P5" style:family="paragraph" style:parent-style-name="Standard">
      <style:paragraph-properties fo:margin-left="-0.5in" fo:margin-right="-0.5in" fo:margin-top="0in" fo:margin-bottom="0in" loext:contextual-spacing="true" fo:line-height="100%" fo:text-indent="0in" style:auto-text-indent="false"/>
      <style:text-properties style:font-name="Cambria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-0.5in" fo:margin-right="-0.5in" fo:margin-top="0in" fo:margin-bottom="0in" loext:contextual-spacing="true" fo:line-height="100%" fo:text-indent="0in" style:auto-text-indent="false"/>
      <style:text-properties style:font-name="Cambria" fo:font-size="10pt" fo:font-weight="bold" officeooo:paragraph-rsid="001f34ad" style:font-size-asian="10pt" style:font-weight-asian="bold" style:font-size-complex="10pt"/>
    </style:style>
    <style:style style:name="P7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19e709" style:font-size-asian="10pt" style:font-name-complex="Arial1" style:font-size-complex="10pt" fo:hyphenate="true" fo:hyphenation-remain-char-count="2" fo:hyphenation-push-char-count="2"/>
    </style:style>
    <style:style style:name="P8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258b33" officeooo:paragraph-rsid="0019e709" style:font-size-asian="10pt" style:font-name-complex="Arial1" style:font-size-complex="10pt" fo:hyphenate="true" fo:hyphenation-remain-char-count="2" fo:hyphenation-push-char-count="2"/>
    </style:style>
    <style:style style:name="P9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paragraph-rsid="0019e709" style:font-size-asian="10pt" style:font-size-complex="10pt" fo:hyphenate="true" fo:hyphenation-remain-char-count="2" fo:hyphenation-push-char-count="2"/>
    </style:style>
    <style:style style:name="P10" style:family="paragraph" style:parent-styl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/>
      <style:text-properties style:font-name="Cambria" fo:font-size="10pt" officeooo:rsid="001a6966" officeooo:paragraph-rsid="0019e709" style:font-size-asian="10pt" style:font-size-complex="10pt" fo:hyphenate="true" fo:hyphenation-remain-char-count="2" fo:hyphenation-push-char-count="2"/>
    </style:style>
    <style:style style:name="P11" style:family="paragraph" style:parent-style-name="Standard">
      <style:paragraph-properties fo:margin-left="-0.5in" fo:margin-right="-0.5in" fo:margin-top="0in" fo:margin-bottom="0in" loext:contextual-spacing="true" fo:line-height="100%" fo:text-indent="0in" style:auto-text-indent="false"/>
      <style:text-properties style:font-name="Cambria" fo:font-size="10pt" fo:font-weight="normal" officeooo:rsid="001f34ad" officeooo:paragraph-rsid="001f34ad" style:font-size-asian="10pt" style:font-weight-asian="normal" style:font-size-complex="10pt" style:font-weight-complex="bold"/>
    </style:style>
    <style:style style:name="P12" style:family="paragraph" style:parent-style-name="Standard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5676c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3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14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15" style:family="paragraph" style:parent-style-name="List_20_Paragraph">
      <style:paragraph-properties fo:margin-left="-0.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054ba7" style:font-size-asian="10pt" style:font-weight-asian="bold" style:font-name-complex="Arial1" style:font-size-complex="10pt" fo:hyphenate="true" fo:hyphenation-remain-char-count="2" fo:hyphenation-push-char-count="2"/>
    </style:style>
    <style:style style:name="P16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17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normal" officeooo:rsid="001bf6a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18" style:family="paragraph" style:parent-style-name="Standard" style:master-page-name="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Cambria" fo:font-size="10pt" fo:font-weight="bold" officeooo:rsid="001f34ad" officeooo:paragraph-rsid="001f34ad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bold" officeooo:rsid="001f34ad" officeooo:paragraph-rsid="001f34ad" style:font-size-asian="10pt" style:font-weight-asian="bold" style:font-name-complex="Arial1" style:font-size-complex="10pt" style:font-weight-complex="bold" fo:hyphenate="tru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Cambria" fo:font-size="10pt" fo:font-weight="normal" officeooo:rsid="001f34ad" officeooo:paragraph-rsid="001f34ad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1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style:font-size-asian="10pt" style:font-name-complex="Arial1" style:font-size-complex="10pt" fo:hyphenate="true" fo:hyphenation-remain-char-count="2" fo:hyphenation-push-char-count="2"/>
    </style:style>
    <style:style style:name="P22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officeooo:paragraph-rsid="001bf6a1" style:font-size-asian="10pt" style:font-name-complex="Arial1" style:font-size-complex="10pt" fo:hyphenate="true" fo:hyphenation-remain-char-count="2" fo:hyphenation-push-char-count="2"/>
    </style:style>
    <style:style style:name="P23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officeooo:rsid="0001c8c4" officeooo:paragraph-rsid="0001c8c4" style:font-size-asian="10pt" style:font-name-complex="Arial1" style:font-size-complex="10pt" fo:hyphenate="true" fo:hyphenation-remain-char-count="2" fo:hyphenation-push-char-count="2"/>
    </style:style>
    <style:style style:name="P24" style:family="paragraph" style:parent-style-name="Standard">
      <style:paragraph-properties fo:margin-left="0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9e709" officeooo:paragraph-rsid="001b98a5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5" style:family="paragraph" style:parent-style-name="List_20_Paragraph" style:master-page-name="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normal" officeooo:rsid="00054ba7" officeooo:paragraph-rsid="00054ba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6" style:family="paragraph" style:parent-style-name="List_20_Paragraph" style:master-page-name="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normal" officeooo:rsid="0001c8c4" officeooo:paragraph-rsid="0001c8c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7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54ba7" officeooo:paragraph-rsid="00054ba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8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8ef07" officeooo:paragraph-rsid="0008ef07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29" style:family="paragraph" style:parent-style-name="List_20_Paragraph">
      <style:paragraph-properties fo:margin-left="0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style:font-name="Cambria" fo:font-size="10pt" fo:font-weight="normal" officeooo:rsid="0001c8c4" officeooo:paragraph-rsid="0001c8c4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0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fo:hyphenate="true" fo:hyphenation-remain-char-count="2" fo:hyphenation-push-char-count="2"/>
    </style:style>
    <style:style style:name="P31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32" style:family="paragraph" style:parent-style-name="Standard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f34ad" officeooo:paragraph-rsid="001f34ad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3" style:family="paragraph" style:parent-style-name="List_20_Paragraph" style:master-page-name="">
      <style:paragraph-properties fo:margin-left="-0.2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Cambria" fo:font-size="10pt" fo:font-weight="bold" officeooo:rsid="0001c8c4" officeooo:paragraph-rsid="0001c8c4" style:font-size-asian="10pt" style:font-weight-asian="bold" style:font-name-complex="Arial1" style:font-size-complex="10pt" fo:hyphenate="true" fo:hyphenation-remain-char-count="2" fo:hyphenation-push-char-count="2"/>
    </style:style>
    <style:style style:name="P34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style:font-size-asian="10pt" style:font-weight-asian="bold" style:font-name-complex="Arial1" style:font-size-complex="10pt" fo:hyphenate="true" fo:hyphenation-remain-char-count="2" fo:hyphenation-push-char-count="2"/>
    </style:style>
    <style:style style:name="P35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1bf6a1" style:font-size-asian="10pt" style:font-weight-asian="bold" style:font-name-complex="Arial1" style:font-size-complex="10pt" fo:hyphenate="true" fo:hyphenation-remain-char-count="2" fo:hyphenation-push-char-count="2"/>
    </style:style>
    <style:style style:name="P36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paragraph-rsid="001b98a5" style:font-size-asian="10pt" style:font-weight-asian="bold" style:font-name-complex="Arial1" style:font-size-complex="10pt" fo:hyphenate="true" fo:hyphenation-remain-char-count="2" fo:hyphenation-push-char-count="2"/>
    </style:style>
    <style:style style:name="P37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bold" officeooo:rsid="001f34ad" officeooo:paragraph-rsid="001f34ad" style:font-size-asian="10pt" style:font-weight-asian="bold" style:font-name-complex="Arial1" style:font-size-complex="10pt" fo:hyphenate="true" fo:hyphenation-remain-char-count="2" fo:hyphenation-push-char-count="2"/>
    </style:style>
    <style:style style:name="P38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bf6a1" officeooo:paragraph-rsid="001bf6a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39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b98a5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40" style:family="paragraph" style:parent-style-name="List_20_Paragraph">
      <style:paragraph-properties fo:margin-left="-0.25in" fo:margin-right="-0.5in" fo:margin-top="0in" fo:margin-bottom="0in" loext:contextual-spacing="true" fo:line-height="100%" fo:orphans="0" fo:widows="0" fo:hyphenation-ladder-count="no-limit" fo:text-indent="0in" style:auto-text-indent="false"/>
      <style:text-properties style:font-name="Cambria" fo:font-size="10pt" fo:font-weight="normal" officeooo:rsid="0019e709" officeooo:paragraph-rsid="001b98a5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41" style:family="paragraph" style:parent-style-name="List_20_Paragraph">
      <style:paragraph-properties fo:margin-left="-0.2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 style:writing-mode="lr-tb"/>
      <style:text-properties officeooo:rsid="0001c8c4" officeooo:paragraph-rsid="0001c8c4" fo:hyphenate="true" fo:hyphenation-remain-char-count="2" fo:hyphenation-push-char-count="2"/>
    </style:style>
    <style:style style:name="P42" style:family="paragraph" style:parent-style-name="List_20_Paragraph">
      <style:paragraph-properties fo:margin-left="0.25in" fo:margin-right="-0.5in" fo:margin-top="0in" fo:margin-bottom="0in" loext:contextual-spacing="true" fo:line-height="100%" fo:text-indent="0in" style:auto-text-indent="false"/>
      <style:text-properties style:font-name="Cambria" fo:font-size="10pt" fo:font-weight="bold" style:font-size-asian="10pt" style:font-weight-asian="bold" style:font-size-complex="10pt"/>
    </style:style>
    <style:style style:name="P43" style:family="paragraph" style:parent-style-name="Standard" style:master-page-name="Standard">
      <style:paragraph-properties fo:margin-left="-0.5in" fo:margin-right="-0.5in" fo:margin-top="0in" fo:margin-bottom="0in" loext:contextual-spacing="true" fo:line-height="100%" fo:text-align="center" style:justify-single-word="false" fo:orphans="0" fo:widows="0" fo:hyphenation-ladder-count="no-limit" fo:text-indent="0in" style:auto-text-indent="false" style:page-number="auto"/>
      <style:text-properties style:font-name="Cambria" fo:font-size="14pt" fo:font-weight="bold" officeooo:paragraph-rsid="0019e709" style:font-size-asian="14pt" style:font-weight-asian="bold" style:font-name-complex="Arial1" style:font-size-complex="14pt" fo:hyphenate="true" fo:hyphenation-remain-char-count="2" fo:hyphenation-push-char-count="2"/>
    </style:style>
    <style:style style:name="P44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normal" officeooo:rsid="001bf6a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45" style:family="paragraph" style:parent-style-name="List_20_Paragraph">
      <style:paragraph-properties fo:margin-left="-0.5in" fo:margin-right="-0.5in" fo:margin-top="0in" fo:margin-bottom="0in" loext:contextual-spacing="true" fo:line-height="100%" fo:text-align="start" style:justify-single-word="false" fo:orphans="0" fo:widows="0" fo:hyphenation-ladder-count="no-limit" fo:text-indent="0in" style:auto-text-indent="false"/>
      <style:text-properties style:font-name="Cambria" fo:font-size="10pt" fo:font-weight="normal" officeooo:rsid="002058f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P46" style:family="paragraph" style:parent-style-name="List_20_Paragraph">
      <style:paragraph-properties fo:margin-left="-0.5in" fo:margin-right="-0.5in" fo:margin-top="0in" fo:margin-bottom="0in" loext:contextual-spacing="true" fo:line-height="100%" fo:text-align="end" style:justify-single-word="false" fo:orphans="0" fo:widows="0" fo:hyphenation-ladder-count="no-limit" fo:text-indent="0in" style:auto-text-indent="false"/>
      <style:text-properties style:font-name="Cambria" fo:font-size="10pt" fo:font-weight="normal" officeooo:rsid="002058f1" style:font-size-asian="10pt" style:font-weight-asian="normal" style:font-name-complex="Arial1" style:font-size-complex="10pt" style:font-weight-complex="normal" fo:hyphenate="true" fo:hyphenation-remain-char-count="2" fo:hyphenation-push-char-count="2"/>
    </style:style>
    <style:style style:name="T1" style:family="text">
      <style:text-properties style:font-name="Cambria" style:font-name-complex="Arial1"/>
    </style:style>
    <style:style style:name="T2" style:family="text">
      <style:text-properties style:font-name="Cambria" fo:font-size="10pt" style:font-size-asian="10pt" style:font-name-complex="Arial1" style:font-size-complex="10pt"/>
    </style:style>
    <style:style style:name="T3" style:family="text">
      <style:text-properties style:font-name="Cambria" fo:font-size="10pt" fo:font-weight="bold" style:font-size-asian="10pt" style:font-weight-asian="bold" style:font-name-complex="Arial1" style:font-size-complex="10pt"/>
    </style:style>
    <style:style style:name="T4" style:family="text">
      <style:text-properties style:font-name="Cambria" fo:font-size="10pt" fo:font-weight="bold" style:font-size-asian="10pt" style:font-weight-asian="bold" style:font-name-complex="Arial1" style:font-size-complex="10pt" style:font-weight-complex="normal"/>
    </style:style>
    <style:style style:name="T5" style:family="text"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T6" style:family="text">
      <style:text-properties style:font-name="Cambria" fo:font-size="10pt" fo:font-weight="normal" officeooo:rsid="00054ba7" style:font-size-asian="10pt" style:font-weight-asian="normal" style:font-name-complex="Arial1" style:font-size-complex="10pt" style:font-weight-complex="normal"/>
    </style:style>
    <style:style style:name="T7" style:family="text">
      <style:text-properties style:font-name="Cambria" fo:font-size="10pt" fo:font-weight="normal" officeooo:rsid="00059447" style:font-size-asian="10pt" style:font-weight-asian="normal" style:font-name-complex="Arial1" style:font-size-complex="10pt" style:font-weight-complex="normal"/>
    </style:style>
    <style:style style:name="T8" style:family="text">
      <style:text-properties style:font-name="Cambria" fo:font-size="10pt" fo:font-weight="normal" officeooo:rsid="0009dc77" style:font-size-asian="10pt" style:font-weight-asian="normal" style:font-name-complex="Arial1" style:font-size-complex="10pt" style:font-weight-complex="normal"/>
    </style:style>
    <style:style style:name="T9" style:family="text">
      <style:text-properties officeooo:rsid="0001da6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54ba7" style:font-weight-asian="normal" style:font-weight-complex="normal"/>
    </style:style>
    <style:style style:name="T12" style:family="text">
      <style:text-properties fo:font-weight="normal" officeooo:rsid="0019e709" style:font-weight-asian="normal" style:font-weight-complex="normal"/>
    </style:style>
    <style:style style:name="T13" style:family="text">
      <style:text-properties fo:font-weight="normal" officeooo:rsid="001b98a5" style:font-weight-asian="normal" style:font-weight-complex="normal"/>
    </style:style>
    <style:style style:name="T14" style:family="text">
      <style:text-properties fo:font-weight="normal" officeooo:rsid="001bf6a1" style:font-weight-asian="normal" style:font-weight-complex="normal"/>
    </style:style>
    <style:style style:name="T15" style:family="text">
      <style:text-properties fo:font-weight="normal" officeooo:rsid="001cf2b3" style:font-weight-asian="normal" style:font-weight-complex="normal"/>
    </style:style>
    <style:style style:name="T16" style:family="text">
      <style:text-properties fo:font-weight="normal" officeooo:rsid="001dc3bb" style:font-weight-asian="normal" style:font-weight-complex="normal"/>
    </style:style>
    <style:style style:name="T17" style:family="text">
      <style:text-properties fo:font-weight="normal" officeooo:rsid="001f34ad" style:font-weight-asian="normal" style:font-weight-complex="normal"/>
    </style:style>
    <style:style style:name="T18" style:family="text">
      <style:text-properties fo:font-weight="normal" officeooo:rsid="002058f1" style:font-weight-asian="normal" style:font-weight-complex="normal"/>
    </style:style>
    <style:style style:name="T19" style:family="text">
      <style:text-properties fo:font-weight="normal" officeooo:rsid="0021c313" style:font-weight-asian="normal" style:font-weight-complex="normal"/>
    </style:style>
    <style:style style:name="T20" style:family="text">
      <style:text-properties fo:font-weight="normal" officeooo:rsid="002201ce" style:font-weight-asian="normal" style:font-weight-complex="normal"/>
    </style:style>
    <style:style style:name="T21" style:family="text">
      <style:text-properties fo:font-weight="normal" officeooo:rsid="001f34ad" style:font-weight-asian="normal" style:font-weight-complex="bold"/>
    </style:style>
    <style:style style:name="T22" style:family="text">
      <style:text-properties fo:font-weight="normal" officeooo:rsid="002058f1" style:font-weight-asian="normal" style:font-weight-complex="bold"/>
    </style:style>
    <style:style style:name="T23" style:family="text">
      <style:text-properties style:font-weight-complex="bold"/>
    </style:style>
    <style:style style:name="T24" style:family="text">
      <style:text-properties officeooo:rsid="00054ba7" style:font-weight-complex="bold"/>
    </style:style>
    <style:style style:name="T25" style:family="text">
      <style:text-properties officeooo:rsid="001f34ad" style:font-weight-complex="bold"/>
    </style:style>
    <style:style style:name="T26" style:family="text">
      <style:text-properties officeooo:rsid="002058f1" style:font-weight-complex="bold"/>
    </style:style>
    <style:style style:name="T27" style:family="text">
      <style:text-properties officeooo:rsid="0007c3aa"/>
    </style:style>
    <style:style style:name="T28" style:family="text">
      <style:text-properties officeooo:rsid="0008ef0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58b33"/>
    </style:style>
    <style:style style:name="T31" style:family="text">
      <style:text-properties officeooo:rsid="00267052"/>
    </style:style>
    <style:style style:name="T32" style:family="text">
      <style:text-properties officeooo:rsid="001bf6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Joshua Branson</text:p>
      <text:p text:style-name="P1"><text:span text:style-name="T1">(</text:span><text:span text:style-name="T2">765) 366-6279 </text:span></text:p>
      <text:p text:style-name="P8">bransoj@hotmail.com</text:p>
      <text:p text:style-name="P9">http://<text:span text:style-name="T30">jbranso.me</text:span></text:p>
      <text:p text:style-name="P10">http://www.github.com/jbranso</text:p>
      <text:p text:style-name="P7"><text:span text:style-name="T30">1116 Brown Street</text:span>, <text:span text:style-name="T30">Lafayette</text:span>, IN 4790<text:span text:style-name="T31">4</text:span></text:p>
      <text:p text:style-name="P4">EDUCATION<text:tab/><text:tab/><text:tab/><text:tab/><text:tab/><text:tab/><text:tab/><text:tab/><text:tab/> <text:s text:c="31"/></text:p>
      <text:p text:style-name="P2"><text:span text:style-name="T2"><text:tab/> <text:s text:c="4"/></text:span><text:span text:style-name="T3">Purdue University, Bachelor of Arts, Philosophy <text:s/></text:span><text:span text:style-name="T5"><text:s text:c="31"/></text:span><text:span text:style-name="T8">August 2010-December 2014</text:span><text:span text:style-name="T4"> <text:s text:c="8"/></text:span></text:p>
      <text:p text:style-name="P3"/>
      <text:p text:style-name="P3">SKILLS</text:p>
      <text:p text:style-name="P37">GNU/Linux</text:p>
      <text:p text:style-name="P36"><text:tab/><text:span text:style-name="T12">Adapt</text:span><text:span text:style-name="T14">ed</text:span><text:span text:style-name="T12"> and </text:span><text:span text:style-name="T13">m</text:span><text:span text:style-name="T12">aintain</text:span><text:span text:style-name="T14">ed</text:span><text:span text:style-name="T12"> Arch Linux on my personal computer</text:span></text:p>
      <text:p text:style-name="P40"><text:tab/>Customized and programmed Emacs to suite my programming workflow</text:p>
      <text:p text:style-name="P24">Scripted the awesome window manager to mimic a desktop environment</text:p>
      <text:p text:style-name="P21"/>
      <text:p text:style-name="P21">Corrected multiple boot problems to ensure Arch Linux <text:span text:style-name="T9">booted</text:span> correctly</text:p>
      <text:p text:style-name="P21">Adjusted initial ramdisk environment and bootloader to boot Arch Linux faster</text:p>
      <text:p text:style-name="P23">Used command line to create, move, and delete files and directories</text:p>
      <text:p text:style-name="P23"/>
      <text:p text:style-name="P34">Programming</text:p>
      <text:p text:style-name="P35"><text:tab/><text:span text:style-name="T13">Built a macro nutrient dietary meal planner with PHP and MySQL</text:span></text:p>
      <text:p text:style-name="P35"><text:span text:style-name="T13"><text:tab/></text:span><text:span text:style-name="T14">Created several mobile responsive websites with Twitter's Bootstrap</text:span></text:p>
      <text:p text:style-name="P38"><text:tab/>Designed webpages in spare time</text:p>
      <text:p text:style-name="P39"><text:tab/></text:p>
      <text:p text:style-name="P22">Designed webpages in spare time</text:p>
      <text:p text:style-name="P21">Used C programming language to solve math problem on projecteuler.net</text:p>
      <text:p text:style-name="P21">Used bash scripts to save the output of programs to files</text:p>
      <text:p text:style-name="P21"/>
      <text:p text:style-name="P18">RELEV<text:tab/>ANT EXPERIENCE</text:p>
      <text:p text:style-name="P19"><text:tab/> <text:s text:c="4"/>Head Of Cannoneer <text:s text:c="83"/><text:span text:style-name="T10">August</text:span> <text:span text:style-name="T10">2009-June 2010</text:span></text:p>
      <text:p text:style-name="P20"><text:s text:c="10"/>Arrived punctually to fire the cannon at 6:00am and 6:15pm</text:p>
      <text:p text:style-name="P20"><text:s text:c="10"/>Lead others to arrive punctually to fire the cannon at the appropriate times</text:p>
      <text:p text:style-name="P19"><text:s text:c="5"/>Battalion Motor Pool Officer <text:s text:c="69"/><text:span text:style-name="T10">August</text:span> <text:span text:style-name="T10">2009-June 2010</text:span></text:p>
      <text:p text:style-name="P20"><text:s text:c="10"/>Lead a team of drivers on and off the Parade Field every Sunday <text:s text:c="20"/>August 2009-June 2010</text:p>
      <text:p text:style-name="P20"><text:tab/> <text:s text:c="9"/>Organized who would drive which vehicles on what days</text:p>
      <text:p text:style-name="P42"/>
      <text:p text:style-name="P5">RELEVANT COURSES</text:p>
      <text:p text:style-name="P6"><text:tab/><text:span text:style-name="T23"> <text:s text:c="4"/></text:span><text:span text:style-name="T25">Organizational Leadership Skills 101 </text:span><text:span text:style-name="T17"><text:s text:c="31"/></text:span></text:p>
      <text:p text:style-name="P6"><text:span text:style-name="T17"><text:tab/> <text:s text:c="10"/></text:span><text:span text:style-name="T21">Learned how to properly communicate in a group setting</text:span></text:p>
      <text:p text:style-name="P11"><text:s text:c="11"/>Headed my group project and final group presentation</text:p>
      <text:p text:style-name="P6"><text:span text:style-name="T21"><text:s text:c="12"/></text:span><text:span text:style-name="T17"><text:s text:c="70"/></text:span></text:p>
      <text:p text:style-name="P5"/>
      <text:p text:style-name="P32"><text:span text:style-name="T29">Java Programming <text:s/></text:span><text:s text:c="109"/>August 2012</text:p>
      <text:p text:style-name="P21">Learned good program structure to complete various assignments</text:p>
      <text:p text:style-name="P21">Created a calculator that could perform arithmetic computations</text:p>
      <text:p text:style-name="P21">Learned about objects and how to associate methods with them to build better software</text:p>
      <text:p text:style-name="P12"><text:tab/></text:p>
      <text:p text:style-name="P21"/>
      <text:p text:style-name="P30"><text:span text:style-name="T3">Purdue Engineering Projects in Community Service <text:s text:c="7"/></text:span><text:span text:style-name="T2"><text:s text:c="26"/>January 2012–May 2012 </text:span></text:p>
      <text:p text:style-name="P31">Webmaster </text:p>
      <text:p text:style-name="P21">Maintained the Database and Innovative Software for the Community website</text:p>
      <text:p text:style-name="P21">Responsible for uploading team members photos to clarify who participated in DISC</text:p>
      <text:p text:style-name="P21">Timely changed and edited HTML to communicate DISC’s progress</text:p>
      <text:p text:style-name="P21">http://epics.ecn.purdue.edu/disc/index.php</text:p>
      <text:p text:style-name="P13"/>
      <text:p text:style-name="P14">WORK EXPERIENCE</text:p>
      <text:p text:style-name="P16"><text:soft-page-break/><text:tab/><text:tab/><text:tab/><text:tab/> <text:s text:c="4"/><text:span text:style-name="T32">Web Designer <text:s text:c="96"/></text:span><text:span text:style-name="T14">August 2015-present</text:span></text:p>
      <text:p text:style-name="P16"><text:span text:style-name="T14"><text:tab/><text:tab/> <text:s text:c="10"/>Developed the front-end </text:span><text:span text:style-name="T15">HTML, CSS, and javascript </text:span><text:span text:style-name="T14">code for several mobile responsive websites</text:span></text:p>
      <text:p text:style-name="P17"><text:tab/> <text:s text:c="10"/>Produced custom modules for use in a content management system</text:p>
      <text:p text:style-name="P16"><text:span text:style-name="T14"><text:s text:c="11"/>Wrote </text:span><text:span text:style-name="T15">several</text:span><text:span text:style-name="T14"> </text:span><text:span text:style-name="T15">javascript </text:span><text:span text:style-name="T16">and jQuery</text:span><text:span text:style-name="T15"> scripts </text:span><text:span text:style-name="T14">to improve the user's journey</text:span></text:p>
      <text:p text:style-name="P17"/>
      <text:p text:style-name="P16"><text:span text:style-name="T14"><text:tab/> <text:s text:c="3"/></text:span><text:span text:style-name="T22"><text:s/></text:span><text:span text:style-name="T26">UPS Driver's Assistant <text:s text:c="68"/></text:span><text:span text:style-name="T18">December 2015 -January 2016</text:span></text:p>
      <text:p text:style-name="P16"><text:span text:style-name="T26"><text:tab/> <text:s text:c="8"/></text:span><text:span text:style-name="T18">Timely and efficiently delivered packages to apartments and houses</text:span></text:p>
      <text:p text:style-name="P45"><text:s text:c="10"/>Consistently arrived to work early</text:p>
      <text:p text:style-name="P16"><text:span text:style-name="T18"><text:s text:c="10"/></text:span><text:span text:style-name="T19">Worked with a positive attidute</text:span></text:p>
      <text:p text:style-name="P46"><text:s text:c="10"/></text:p>
      <text:p text:style-name="P17"><text:tab/><text:tab/> <text:s text:c="10"/></text:p>
      <text:p text:style-name="P15"><text:tab/> <text:s text:c="4"/><text:span text:style-name="T27">Web Production Assistant <text:s text:c="24"/></text:span><text:span text:style-name="T24"><text:tab/><text:tab/><text:tab/> <text:s text:c="27"/></text:span><text:span text:style-name="T11">June 2014-</text:span><text:span text:style-name="T20">August 2015</text:span></text:p>
      <text:p text:style-name="P25">Upgraded Website content to use the Twitter Bootstrap web framework</text:p>
      <text:p text:style-name="P27">Built a template course search using MYSQL and PHP <text:span text:style-name="T28">and Bootstrap</text:span></text:p>
      <text:p text:style-name="P27">Created a math captcha to reduce spam accounts</text:p>
      <text:p text:style-name="P28">soihub.org/about-us.php</text:p>
      <text:p text:style-name="P33"/>
      <text:p text:style-name="P41"><text:span text:style-name="T3">Agriculture Information Technology Student Technician <text:s text:c="16"/></text:span><text:span text:style-name="T5">September 2013-</text:span><text:span text:style-name="T7">August </text:span><text:span text:style-name="T6">2014</text:span></text:p>
      <text:p text:style-name="P26">Imaged PCs and Laptops with Windows 7 and Mac OSX</text:p>
      <text:p text:style-name="P29">Installed drivers that were not properly installed</text:p>
      <text:p text:style-name="P29">Used Active Directory to create and delete user accounts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vertical-align="baseline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fo:font-weight="bold" style:font-name-asian="Calibri1" style:font-family-asian="Calibri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Cambria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1in" fo:margin-left="1in" fo:margin-right="1in" style:writing-mode="lr-tb" style:layout-grid-color="#c0c0c0" style:layout-grid-lines="2336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Hart</meta:initial-creator>
    <meta:editing-cycles>45</meta:editing-cycles>
    <meta:creation-date>2013-08-30T15:40:00</meta:creation-date>
    <dc:date>2016-02-06T18:54:46.526182260</dc:date>
    <meta:editing-duration>PT2H57M3S</meta:editing-duration>
    <meta:generator>LibreOffice/5.0.4.2$Linux_X86_64 LibreOffice_project/00m0$Build-2</meta:generator>
    <meta:document-statistic meta:table-count="0" meta:image-count="0" meta:object-count="0" meta:page-count="2" meta:paragraph-count="67" meta:word-count="436" meta:character-count="3960" meta:non-whitespace-character-count="263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